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25-02-04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24-10-03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24-01-30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23-02-14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2656" calcext:value-type="float">
            <text:p>63.92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22-10-19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22-01-21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20-11-30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20-01-23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19-08-13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19-02-07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18-01-11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6512" calcext:value-type="float">
            <text:p>68.8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17-09-08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17-02-02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16-09-21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16-01-14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15-08-26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15-01-22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14-09-15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14-01-16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5936" calcext:value-type="float">
            <text:p>63.4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13-08-08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13-01-08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8816" calcext:value-type="float">
            <text:p>63.6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12-09-25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11-12-13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11-09-26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11-01-07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10-01-27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09-01-08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4328" calcext:value-type="float">
            <text:p>82.6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08-09-30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08-01-17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07-10-30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07-01-09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06-09-25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06-01-24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05-08-30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05-01-24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04-11-16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0152" calcext:value-type="float">
            <text:p>67.51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04-02-1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8792" calcext:value-type="float">
            <text:p>71.86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03-01-21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02-11-18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02-05-31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02-01-24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01-01-16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2000-01-28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99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9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97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97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9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7608" calcext:value-type="float">
            <text:p>78.3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9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6816" calcext:value-type="float">
            <text:p>85.7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94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7648" calcext:value-type="float">
            <text:p>86.3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9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9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9888" calcext:value-type="float">
            <text:p>92.8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9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684" calcext:value-type="float">
            <text:p>104.2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9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0792" calcext:value-type="float">
            <text:p>114.5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6592" calcext:value-type="float">
            <text:p>111.41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8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556" calcext:value-type="float">
            <text:p>109.2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8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1376" calcext:value-type="float">
            <text:p>107.0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86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0488" calcext:value-type="float">
            <text:p>112.87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8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892" calcext:value-type="float">
            <text:p>109.46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8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2176" calcext:value-type="float">
            <text:p>105.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8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63008" calcext:value-type="float">
            <text:p>106.36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82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2648" calcext:value-type="float">
            <text:p>107.2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8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028" calcext:value-type="float">
            <text:p>105.11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80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7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6856" calcext:value-type="float">
            <text:p>105.14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78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756" calcext:value-type="float">
            <text:p>98.5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77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2304" calcext:value-type="float">
            <text:p>93.87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76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092" calcext:value-type="float">
            <text:p>91.1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75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1248" calcext:value-type="float">
            <text:p>80.8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7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012" calcext:value-type="float">
            <text:p>80.9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73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7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71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476" calcext:value-type="float">
            <text:p>79.9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70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6528" calcext:value-type="float">
            <text:p>81.1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6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6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6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67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66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1504" calcext:value-type="float">
            <text:p>68.42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65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6408" calcext:value-type="float">
            <text:p>64.9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6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63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62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6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60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5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9208" calcext:value-type="float">
            <text:p>53.0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58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5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5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56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56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5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7944" calcext:value-type="float">
            <text:p>51.3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5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5784" calcext:value-type="float">
            <text:p>49.3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55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55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5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54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53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5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51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51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49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9095305901</text:p>
          </table:table-cell>
          <table:table-cell office:value-type="string" calcext:value-type="string">
            <text:p>1947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51" meta:object-count="0"/>
    <meta:user-defined meta:name="AppVersion">3.0</meta:user-defined>
  </office:meta>
</office:document-meta>
</file>